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6.293cm" fo:margin-left="1cm" table:align="left"/>
    </style:style>
    <style:style style:name="Tabella1.A" style:family="table-column">
      <style:table-column-properties style:column-width="16.293cm"/>
    </style:style>
    <style:style style:name="Tabella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390ec9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39bdad" officeooo:paragraph-rsid="0039bdad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paragraph-rsid="00390ec9"/>
    </style:style>
    <style:style style:name="P10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11" style:family="paragraph" style:parent-style-name="Standard">
      <style:paragraph-properties fo:margin-top="0.101cm" fo:margin-bottom="0cm" loext:contextual-spacing="false"/>
      <style:text-properties fo:color="#ff0000" officeooo:rsid="00296ba3" officeooo:paragraph-rsid="0018948f"/>
    </style:style>
    <style:style style:name="P1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15907f" officeooo:paragraph-rsid="0018948f"/>
    </style:style>
    <style:style style:name="P16" style:family="paragraph" style:parent-style-name="Table_20_Contents">
      <loext:graphic-properties draw:fill="solid" draw:fill-color="#ffff99" draw:opacity="100%"/>
      <style:paragraph-properties fo:background-color="#ffff99"/>
      <style:text-properties style:font-name="DejaVu Sans" fo:font-size="10pt" officeooo:rsid="0039bdad" officeooo:paragraph-rsid="0039bdad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2c144a" officeooo:paragraph-rsid="002c144a"/>
    </style:style>
    <style:style style:name="P18" style:family="paragraph" style:parent-style-name="Standard">
      <loext:graphic-properties draw:fill="none"/>
      <style:paragraph-properties fo:margin-left="1.3cm" fo:margin-right="0cm" fo:margin-top="0.101cm" fo:margin-bottom="0cm" loext:contextual-spacing="false" fo:text-indent="0cm" style:auto-text-indent="false" fo:background-color="transparent"/>
      <style:text-properties officeooo:rsid="0043d2fc" officeooo:paragraph-rsid="0043d2fc"/>
    </style:style>
    <style:style style:name="P19" style:family="paragraph" style:parent-style-name="Standard" style:master-page-name="">
      <loext:graphic-properties draw:fill="none"/>
      <style:paragraph-properties fo:margin-left="1.7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22c69d"/>
    </style:style>
    <style:style style:name="P20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8948f"/>
    </style:style>
    <style:style style:name="P21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02a9e"/>
    </style:style>
    <style:style style:name="P22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239ec"/>
    </style:style>
    <style:style style:name="P23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9fb8d"/>
    </style:style>
    <style:style style:name="P24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22c69d"/>
    </style:style>
    <style:style style:name="P25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414d0f"/>
    </style:style>
    <style:style style:name="P26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18948f"/>
    </style:style>
    <style:style style:name="P27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22c69d"/>
    </style:style>
    <style:style style:name="P28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02a9e"/>
    </style:style>
    <style:style style:name="P29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239ec"/>
    </style:style>
    <style:style style:name="P30" style:family="paragraph" style:parent-style-name="Standard" style:list-style-name="L1">
      <style:paragraph-properties fo:margin-top="0.101cm" fo:margin-bottom="0cm" loext:contextual-spacing="false"/>
      <style:text-properties officeooo:rsid="000300e3" officeooo:paragraph-rsid="003239ec"/>
    </style:style>
    <style:style style:name="P31" style:family="paragraph" style:parent-style-name="Standard" style:list-style-name="L1">
      <style:paragraph-properties fo:margin-top="0.101cm" fo:margin-bottom="0cm" loext:contextual-spacing="false"/>
      <style:text-properties style:use-window-font-color="true" officeooo:rsid="0007e753" officeooo:paragraph-rsid="0032694d"/>
    </style:style>
    <style:style style:name="P32" style:family="paragraph" style:parent-style-name="Standard" style:list-style-name="L1">
      <style:paragraph-properties fo:margin-top="0.101cm" fo:margin-bottom="0cm" loext:contextual-spacing="false"/>
      <style:text-properties officeooo:rsid="0038996b" officeooo:paragraph-rsid="0038996b"/>
    </style:style>
    <style:style style:name="P33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390ec9" officeooo:paragraph-rsid="00390ec9"/>
    </style:style>
    <style:style style:name="T1" style:family="text">
      <style:text-properties officeooo:rsid="00108d6c"/>
    </style:style>
    <style:style style:name="T2" style:family="text">
      <style:text-properties fo:font-size="14pt" officeooo:rsid="00235aa1" style:font-size-asian="12.25pt" style:font-size-complex="14pt"/>
    </style:style>
    <style:style style:name="T3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402564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7" style:family="text">
      <style:text-properties fo:font-size="18pt" officeooo:rsid="00235aa1" style:font-size-asian="18pt" style:font-size-complex="18pt"/>
    </style:style>
    <style:style style:name="T8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9" style:family="text">
      <style:text-properties style:use-window-font-color="true" fo:font-size="14pt" fo:font-weight="bold" officeooo:rsid="002e9aec" style:font-size-asian="14pt" style:font-weight-asian="bold" style:font-size-complex="14pt" style:font-weight-complex="bold"/>
    </style:style>
    <style:style style:name="T10" style:family="text">
      <style:text-properties fo:font-size="12pt" officeooo:rsid="001f7d07" style:font-size-asian="12pt" style:font-size-complex="12pt"/>
    </style:style>
    <style:style style:name="T11" style:family="text">
      <style:text-properties fo:font-size="12pt" officeooo:rsid="0022c69d" style:font-size-asian="12pt" style:font-size-complex="12pt"/>
    </style:style>
    <style:style style:name="T12" style:family="text">
      <style:text-properties fo:font-size="12pt" officeooo:rsid="00414d0f" style:font-size-asian="12pt" style:font-size-complex="12pt"/>
    </style:style>
    <style:style style:name="T13" style:family="text">
      <style:text-properties officeooo:rsid="00289556"/>
    </style:style>
    <style:style style:name="T14" style:family="text">
      <style:text-properties officeooo:rsid="002afdff"/>
    </style:style>
    <style:style style:name="T15" style:family="text">
      <style:text-properties officeooo:rsid="00103f65"/>
    </style:style>
    <style:style style:name="T16" style:family="text">
      <style:text-properties officeooo:rsid="003239ec"/>
    </style:style>
    <style:style style:name="T17" style:family="text">
      <style:text-properties officeooo:rsid="00047f42"/>
    </style:style>
    <style:style style:name="T18" style:family="text">
      <style:text-properties officeooo:rsid="0032694d"/>
    </style:style>
    <style:style style:name="T19" style:family="text">
      <style:text-properties officeooo:rsid="003424c6"/>
    </style:style>
    <style:style style:name="T20" style:family="text">
      <style:text-properties officeooo:rsid="0034775d"/>
    </style:style>
    <style:style style:name="T21" style:family="text">
      <style:text-properties officeooo:rsid="0035938b"/>
    </style:style>
    <style:style style:name="T22" style:family="text">
      <style:text-properties officeooo:rsid="00367468"/>
    </style:style>
    <style:style style:name="T23" style:family="text">
      <style:text-properties officeooo:rsid="00391afa"/>
    </style:style>
    <style:style style:name="T24" style:family="text">
      <style:text-properties officeooo:rsid="003d7510"/>
    </style:style>
    <style:style style:name="T25" style:family="text">
      <style:text-properties officeooo:rsid="00414d0f"/>
    </style:style>
    <style:style style:name="T26" style:family="text">
      <style:text-properties officeooo:rsid="0043d2fc"/>
    </style:style>
    <style:style style:name="T27" style:family="text">
      <style:text-properties officeooo:rsid="004e1e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1">UC3</text:span>: <text:span text:style-name="T13">Esporta Regola</text:span></text:p>
      <text:p text:style-name="P3"><text:s/></text:p>
      <text:p text:style-name="P14"><text:span text:style-name="T1">Test 1</text:span>:<text:tab/><text:span text:style-name="T14">Esportazione regola corretta</text:span></text:p>
      <text:p text:style-name="P12"/>
      <text:p text:style-name="P13">Input:</text:p>
      <text:list xml:id="list5988222479665293255" text:style-name="L1">
        <text:list-item>
          <text:p text:style-name="P20">Apertura di un foglio di lavoro selezionando: File/Nuova Regola</text:p>
        </text:list-item>
        <text:list-item>
          <text:p text:style-name="P26">Inserimento nome regola “rule_n”</text:p>
        </text:list-item>
        <text:list-item>
          <text:p text:style-name="P21">Inserimento Operatore selezionando: <text:span text:style-name="T15">Source</text:span>/<text:span text:style-name="T22">boolean</text:span></text:p>
        </text:list-item>
        <text:list-item>
          <text:p text:style-name="P28">Inserimento molteplicità 1</text:p>
        </text:list-item>
        <text:list-item>
          <text:p text:style-name="P28">Inserimento nome segnale: “<text:span text:style-name="T19">busy_1</text:span>”</text:p>
        </text:list-item>
        <text:list-item>
          <text:p text:style-name="P22">Inserimento Operatore selezionando: <text:span text:style-name="T20">NOTLogico</text:span>/<text:span text:style-name="T21">boolean</text:span></text:p>
        </text:list-item>
        <text:list-item>
          <text:p text:style-name="P22">Inserimento Operatore selezionando: <text:span text:style-name="T16">Sink</text:span>/<text:span text:style-name="T22">boolean</text:span></text:p>
        </text:list-item>
        <text:list-item>
          <text:p text:style-name="P29">Inserimento molteplicità 1</text:p>
        </text:list-item>
        <text:list-item>
          <text:p text:style-name="P29">Inserimento nome segnale: “<text:span text:style-name="T19">not</text:span>_<text:span text:style-name="T19">busy</text:span>”</text:p>
        </text:list-item>
        <text:list-item>
          <text:p text:style-name="P30">Collegamento <text:span text:style-name="T17">della porta di output dell’ operatore Source con la porta di input dell’operatore NOTLogico</text:span></text:p>
        </text:list-item>
        <text:list-item>
          <text:p text:style-name="P31">Collegamento della porta di output dell’operatore NOTLogico con <text:span text:style-name="T27">la</text:span> porta di input dell’operatore Sink</text:p>
        </text:list-item>
        <text:list-item>
          <text:p text:style-name="P23"><text:span text:style-name="T18">Esportazione selezionando</text:span> <text:span text:style-name="T18">dal menu File/Esporta Regola</text:span></text:p>
        </text:list-item>
        <text:list-item>
          <text:p text:style-name="P32">Inserimento nome e destinazione di salvataggio <text:span text:style-name="T23">(e successiva conferma)</text:span></text:p>
        </text:list-item>
      </text:list>
      <text:p text:style-name="P13">Output atteso:</text:p>
      <text:list xml:id="list3339947666671945972" text:style-name="L2">
        <text:list-header>
          <text:p text:style-name="P33">Il sistema fornisce un file .xml contenente la regola che rispetta il seguen<text:span text:style-name="T24">t</text:span>e formato:</text:p>
          <text:p text:style-name="P33"/>
        </text:list-header>
      </text:list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&lt;?xml version="1.0" standalone="no"?&gt; &lt;!DOCTYPE model PUBLIC "-//UC Berkeley//DTD MoML 1//EN" "http://ptolemy.eecs.berkeley.edu/xml/dtd/MoML_1.dtd"&gt;</text:p>
            <text:p text:style-name="P16">&lt;model="rule_n" class="package.Rule"&gt;</text:p>
            <text:p text:style-name="P16"><text:tab/>&lt;entity name="Source_[id1]" class="package.Source"/&gt;</text:p>
            <text:p text:style-name="P16"><text:tab/><text:tab/>&lt;property name="sensorId_1" value="busy_1"/&gt;</text:p>
            <text:p text:style-name="P16"><text:tab/><text:tab/>&lt;port name="out_1" class="package.OPort"/&gt;</text:p>
            <text:p text:style-name="P16"><text:tab/>&lt;/entity&gt;</text:p>
            <text:p text:style-name="P16"><text:tab/>&lt;entity name="NOTLogico_[id2]" class="package.NOTLogico"&gt;</text:p>
            <text:p text:style-name="P16"><text:tab/><text:tab/>&lt;port name="in_1" class="package.IPort"/&gt;</text:p>
            <text:p text:style-name="P16"><text:tab/><text:tab/>&lt;port name="out_1" class="package.OPort"/&gt;</text:p>
            <text:p text:style-name="P16"><text:tab/>&lt;/entity&gt;</text:p>
            <text:p text:style-name="P16"><text:tab/>&lt;entity name="Sink_[id3]" class="package.Sink"/&gt;</text:p>
            <text:p text:style-name="P16"><text:tab/><text:tab/>&lt;property name="sensorId_1" value="not_busy"/&gt;</text:p>
            <text:p text:style-name="P16"><text:tab/><text:tab/>&lt;port name="in_1" class="package.IPort"/&gt;</text:p>
            <text:p text:style-name="P16"><text:tab/>&lt;/entity&gt;</text:p>
            <text:p text:style-name="P16"><text:tab/>&lt;relation name="r_[id4]" class="package.Relation"/&gt;</text:p>
            <text:p text:style-name="P16"><text:tab/><text:tab/>&lt;link port="Source_[id1].out_1" relation="r_[id4]"/&gt;</text:p>
            <text:p text:style-name="P16"><text:tab/><text:tab/>&lt;link port="NOTLogico_[id2].in_1" relation="r_[id4]"/&gt;</text:p>
            <text:p text:style-name="P16"><text:tab/>&lt;relation name="r_[id5]" class="package.Relation"/&gt;</text:p>
            <text:p text:style-name="P16"><text:tab/><text:tab/>&lt;link port="NOTLogico_[id2].out_1" relation="r_[id5]"/&gt;</text:p>
            <text:p text:style-name="P16"><text:tab/><text:tab/>&lt;link port="Sink_[id3].in_1" relation="r_[id5]"/&gt;</text:p>
            <text:p text:style-name="P16">&lt;/model&gt;</text:p>
          </table:table-cell>
        </table:table-row>
      </table:table>
      <text:p text:style-name="P5">(Il testo dell’XML precedente è stato formattato per chiarezza, l’output fornito non sarà formattato)</text:p>
      <text:p text:style-name="P4"/>
      <text:p text:style-name="P9"/>
      <text:p text:style-name="P1"><text:tab/><text:span text:style-name="T3">Test </text:span><text:span text:style-name="T4">2</text:span><text:span text:style-name="T5">:<text:tab/> </text:span><text:span text:style-name="T9">Esportazione regola non corretta</text:span></text:p>
      <text:p text:style-name="P12"/>
      <text:p text:style-name="P13">Input:</text:p>
      <text:list xml:id="list8736527280779966216" text:style-name="L3">
        <text:list-item>
          <text:p text:style-name="P24">Apertura di un foglio di lavoro selezionando: File/Nuova Regola</text:p>
        </text:list-item>
        <text:list-item>
          <text:p text:style-name="P27">Inserimento nome regola “rule_n”</text:p>
        </text:list-item>
        <text:list-item>
          <text:p text:style-name="P24">Inserimento Operatore selezionando: <text:span text:style-name="T25">Disgregatore/long</text:span></text:p>
        </text:list-item>
        <text:list-item>
          <text:p text:style-name="P25"><text:span text:style-name="T18">Esportazione selezionando</text:span> <text:span text:style-name="T18">dal menu File/Esporta Regola</text:span></text:p>
        </text:list-item>
      </text:list>
      <text:p text:style-name="P13">Output atteso:</text:p>
      <text:p text:style-name="P19"><text:span text:style-name="T11">Il sistema mostra</text:span><text:span text:style-name="T10"> un messaggio di errore </text:span><text:span text:style-name="T11">atto a </text:span><text:span text:style-name="T12">gli errori riscontrati, in questo caso risultano essere: Mancanza porta di ingresso, mancanza porta di uscita, non tutto collegato</text:span></text:p>
      <text:p text:style-name="P11"/>
      <text:p text:style-name="P6"/>
      <text:p text:style-name="P12"/>
      <text:p text:style-name="P2"><text:span text:style-name="T2"><text:tab/></text:span><text:span text:style-name="T6">Note</text:span><text:span text:style-name="T8">:</text:span></text:p>
      <text:p text:style-name="P10"><text:tab/></text:p>
      <text:p text:style-name="P17">Non è sembrato opportuno testare <text:span text:style-name="T26">ulteriormente</text:span> elementi relativi al salvataggio in quanto sono gestite dal browser, non dal nostro sistema</text:p>
      <text:p text:style-name="P18">Testing più approfondito della verifica correttezza (utilizzata dalla procedura di esportazione) è effettuato nell’apposita sezione</text:p>
      <text:p text:style-name="P10"/>
      <text:p text:style-name="P15">I test sono generalmente scritti come effettuati su operatori diversi, in modo da verificare <text:s/>il corretto funzionamento del maggior numero possibile di es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3T10:01:40.286228998</dc:date>
    <meta:editing-duration>PT2H44M14S</meta:editing-duration>
    <meta:editing-cycles>58</meta:editing-cycles>
    <meta:generator>LibreOffice/5.1.6.2$Linux_X86_64 LibreOffice_project/10m0$Build-2</meta:generator>
    <meta:document-statistic meta:table-count="1" meta:image-count="0" meta:object-count="0" meta:page-count="2" meta:paragraph-count="55" meta:word-count="322" meta:character-count="2848" meta:non-whitespace-character-count="2563"/>
  </office:meta>
</office:document-meta>
</file>